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style:text-properties style:font-name="Arial1" fo:font-size="10.5pt" style:font-size-asian="10.5pt" style:font-size-complex="10.5pt"/>
    </style:style>
    <style:style style:name="P7" style:family="paragraph">
      <style:text-properties fo:font-size="10.5pt" style:font-size-asian="10.5pt" style:font-size-complex="10.5pt"/>
    </style:style>
    <style:style style:name="P8" style:family="paragraph">
      <style:text-properties style:font-name="Arial1" fo:font-size="10.5pt" fo:font-style="italic" style:font-size-asian="10.5pt" style:font-style-asian="italic" style:font-size-complex="10.5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font-name="Arial1" fo:font-size="10.5pt" style:font-size-asian="10.5pt" style:font-size-complex="10.5pt"/>
    </style:style>
    <style:style style:name="T4" style:family="text">
      <style:text-properties style:font-name="Arial1"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w-08.12.2013">
        <draw:custom-shape draw:style-name="gr1" draw:text-style-name="P2" draw:layer="layout" svg:width="7.112cm" svg:height="1.778cm" svg:x="0.959cm" svg:y="2.679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12cm" svg:height="2.032cm" svg:x="1.007cm" svg:y="6.802cm">
          <text:p text:style-name="P1"><text:span text:style-name="T1">Buil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12cm" svg:height="1.778cm" svg:x="1cm" svg:y="10.525cm">
          <text:p text:style-name="P1"><text:span text:style-name="T1">Re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7.112cm" svg:height="3.937cm" svg:x="1cm" svg:y="16.113cm">
          <text:p><text:span text:style-name="T1">Dynos</text:span></text:p>
          <text:p><text:span text:style-name="T2">Full and isolated UNIX environments.</text:span></text:p>
          <text:p><text:span text:style-name="T2">Ubuntu 10.04 (on Heroku Cedar stac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556cm" svg:height="2.032cm" svg:x="8.239cm" svg:y="6.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9.779cm" svg:height="1.778cm" svg:x="8.239cm" svg:y="10.5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016cm" svg:x="8.753cm" svg:y="7.328cm">
          <text:p text:style-name="P4"><text:span text:style-name="T2">Buildpack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2.54cm" svg:height="1.016cm" svg:x="8.747cm" svg:y="10.95cm">
          <text:p text:style-name="P4"><text:span text:style-name="T2">Slu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7" draw:id="id7" draw:layer="layout" svg:width="2.54cm" svg:height="1.016cm" svg:x="11.922cm" svg:y="10.95cm">
          <text:p text:style-name="P4"><text:span text:style-name="T2">Config var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9" draw:id="id9" draw:layer="layout" svg:width="2.54cm" svg:height="1.016cm" svg:x="14.97cm" svg:y="10.95cm">
          <text:p text:style-name="P4"><text:span text:style-name="T2">Add-on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986cm" svg:y1="4.457cm" svg:x2="10.017cm" svg:y2="6.82cm" draw:start-shape="id1" draw:start-glue-point="2" draw:end-shape="id2" draw:end-glue-point="0" svg:d="m9986 4457 31 2363" svg:viewBox="0 0 32 2364">
          <text:p/>
        </draw:connector>
        <draw:frame draw:style-name="gr5" draw:text-style-name="P6" draw:layer="layout" svg:width="4.265cm" svg:height="0.666cm" svg:x="5.764cm" svg:y="5.219cm">
          <draw:text-box>
            <text:p><text:span text:style-name="T3">git push heroku master</text:span></text:p>
          </draw:text-box>
        </draw:frame>
        <draw:connector draw:style-name="gr4" draw:text-style-name="P4" draw:layer="layout" draw:type="line" svg:x1="10.017cm" svg:y1="8.852cm" svg:x2="10.017cm" svg:y2="10.95cm" draw:start-shape="id2" draw:start-glue-point="2" draw:end-shape="id3" draw:end-glue-point="0" svg:d="m10017 8852v2098" svg:viewBox="0 0 1 2099">
          <text:p/>
        </draw:connector>
        <draw:custom-shape draw:style-name="gr2" draw:text-style-name="P4" xml:id="id5" draw:id="id5" draw:layer="layout" svg:width="9.779cm" svg:height="3.937cm" svg:x="8.239cm" svg:y="16.1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016cm" svg:x="11.795cm" svg:y="16.522cm">
          <text:p text:style-name="P4"><text:span text:style-name="T2">Release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599cm" svg:height="1.081cm" svg:x="8.272cm" svg:y="17.984cm">
          <draw:text-box>
            <text:p><text:span text:style-name="T2">bundle exec rails server thin -p $PORT -e $RACK_ENV</text:span></text:p>
            <text:p><text:span text:style-name="T2">(Command “web” in Procfile)</text:span></text:p>
          </draw:text-box>
        </draw:frame>
        <draw:connector draw:style-name="gr4" draw:text-style-name="P4" draw:layer="layout" draw:type="line" svg:x1="13.128cm" svg:y1="12.347cm" svg:x2="13.128cm" svg:y2="16.141cm" draw:start-shape="id4" draw:start-glue-point="2" draw:end-shape="id5" draw:end-glue-point="0" svg:d="m13128 12347v3794" svg:viewBox="0 0 1 3795">
          <text:p/>
        </draw:connector>
        <draw:frame draw:style-name="gr5" draw:text-style-name="P6" xml:id="id6" draw:id="id6" draw:layer="layout" svg:width="2.725cm" svg:height="0.666cm" svg:x="11.803cm" svg:y="5.219cm">
          <draw:text-box>
            <text:p><text:span text:style-name="T3">heroku config</text:span></text:p>
          </draw:text-box>
        </draw:frame>
        <draw:frame draw:style-name="gr5" draw:text-style-name="P6" xml:id="id8" draw:id="id8" draw:layer="layout" svg:width="2.949cm" svg:height="0.666cm" svg:x="14.732cm" svg:y="5.219cm">
          <draw:text-box>
            <text:p><text:span text:style-name="T3">heroku addons</text:span></text:p>
          </draw:text-box>
        </draw:frame>
        <draw:connector draw:style-name="gr4" draw:text-style-name="P4" draw:layer="layout" draw:type="line" svg:x1="13.165cm" svg:y1="5.885cm" svg:x2="13.192cm" svg:y2="10.95cm" draw:start-shape="id6" draw:start-glue-point="2" draw:end-shape="id7" draw:end-glue-point="0" svg:d="m13165 5885 27 5065" svg:viewBox="0 0 28 5066">
          <text:p/>
        </draw:connector>
        <draw:connector draw:style-name="gr4" draw:text-style-name="P4" draw:layer="layout" draw:type="line" svg:x1="16.206cm" svg:y1="5.885cm" svg:x2="16.24cm" svg:y2="10.95cm" draw:start-shape="id8" draw:start-glue-point="2" draw:end-shape="id9" draw:end-glue-point="0" svg:d="m16206 5885 34 5065" svg:viewBox="0 0 35 5066">
          <text:p/>
        </draw:connector>
        <draw:custom-shape draw:style-name="gr2" draw:text-style-name="P4" xml:id="id1" draw:id="id1" draw:layer="layout" svg:width="9.779cm" svg:height="1.778cm" svg:x="5.097cm" svg:y="2.6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016cm" svg:x="5.605cm" svg:y="3.06cm">
          <text:p text:style-name="P4"><text:span text:style-name="T2">Source 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016cm" svg:x="8.78cm" svg:y="3.06cm">
          <text:p text:style-name="P4"><text:span text:style-name="T2">Dependenci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016cm" svg:x="11.828cm" svg:y="3.06cm">
          <text:p text:style-name="P4"><text:span text:style-name="T2">Procfil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0" draw:id="id10" draw:layer="layout" svg:width="9.779cm" svg:height="1.778cm" svg:x="19.018cm" svg:y="10.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016cm" svg:x="19.526cm" svg:y="11.061cm">
          <text:p text:style-name="P4"><text:span text:style-name="T2">Slu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016cm" svg:x="22.701cm" svg:y="11.061cm">
          <text:p text:style-name="P4"><text:span text:style-name="T2">Config var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016cm" svg:x="25.749cm" svg:y="11.061cm">
          <text:p text:style-name="P4"><text:span text:style-name="T2">Add-o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9.779cm" svg:height="3.937cm" svg:x="19.018cm" svg:y="16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016cm" svg:x="22.59cm" svg:y="16.522cm">
          <text:p text:style-name="P4"><text:span text:style-name="T2">Release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237cm" svg:height="0.666cm" svg:x="19.018cm" svg:y="17.986cm">
          <draw:text-box>
            <text:p><text:span text:style-name="T2">some_command</text:span></text:p>
          </draw:text-box>
        </draw:frame>
        <draw:connector draw:style-name="gr4" draw:text-style-name="P4" draw:layer="layout" draw:type="line" svg:x1="23.907cm" svg:y1="12.458cm" svg:x2="23.907cm" svg:y2="16.143cm" draw:start-shape="id10" draw:start-glue-point="2" draw:end-shape="id11" svg:d="m23907 12458v3685" svg:viewBox="0 0 1 3686">
          <text:p/>
        </draw:connector>
        <draw:frame draw:style-name="gr5" draw:text-style-name="P6" draw:layer="layout" svg:width="5.108cm" svg:height="0.666cm" svg:x="18.752cm" svg:y="13.347cm">
          <draw:text-box>
            <text:p><text:span text:style-name="T3">heroku run some_command</text:span></text:p>
          </draw:text-box>
        </draw:frame>
        <draw:frame draw:style-name="gr5" draw:text-style-name="P7" draw:layer="layout" svg:width="3.499cm" svg:height="0.666cm" svg:x="8.084cm" svg:y="15.544cm">
          <draw:text-box>
            <text:p><text:span text:style-name="T2">Web dyno (web.1)</text:span></text:p>
          </draw:text-box>
        </draw:frame>
        <draw:frame draw:style-name="gr5" draw:text-style-name="P7" draw:layer="layout" svg:width="4.443cm" svg:height="0.666cm" svg:x="18.86cm" svg:y="15.568cm">
          <draw:text-box>
            <text:p><text:span text:style-name="T2">One-off dyno (run.7525)</text:span></text:p>
          </draw:text-box>
        </draw:frame>
        <draw:frame draw:style-name="gr5" draw:text-style-name="P7" draw:layer="layout" svg:width="4.079cm" svg:height="0.666cm" svg:x="19.018cm" svg:y="9.918cm">
          <draw:text-box>
            <text:p><text:span text:style-name="T2">Copy of latest release</text:span></text:p>
          </draw:text-box>
        </draw:frame>
        <draw:frame draw:style-name="gr5" draw:text-style-name="P8" draw:layer="layout" svg:width="4.452cm" svg:height="0.666cm" svg:x="8.761cm" svg:y="13.983cm">
          <draw:text-box>
            <text:p><text:span text:style-name="T4">kill old, create new dyno</text:span></text:p>
          </draw:text-box>
        </draw:frame>
        <draw:frame draw:style-name="gr5" draw:text-style-name="P8" draw:layer="layout" svg:width="3.216cm" svg:height="0.666cm" svg:x="20.638cm" svg:y="14.459cm">
          <draw:text-box>
            <text:p><text:span text:style-name="T4">create new dyno</text:span></text:p>
          </draw:text-box>
        </draw:frame>
        <draw:custom-shape draw:style-name="gr3" draw:text-style-name="P1" draw:layer="layout" svg:width="27.7cm" svg:height="1.651cm" svg:x="1cm" svg:y="0.498cm">
          <text:p text:style-name="P1">How Heroku Works</text:p>
          <text:p><text:span text:style-name="T2">https://devcenter.heroku.com/articles/how-heroku-works</text:span></text:p>
          <text:p><text:span text:style-name="T2">dw-26.04.201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w-08.12.201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6T16:42:50.535963000</meta:creation-date>
    <dc:title>dw-08.12.2013</dc:title>
    <meta:editing-duration>PT22M9S</meta:editing-duration>
    <meta:editing-cycles>5</meta:editing-cycles>
    <meta:generator>LibreOffice/4.1.3.2$MacOSX_x86 LibreOffice_project/70feb7d99726f064edab4605a8ab840c50ec57a</meta:generator>
    <dc:date>2014-04-27T00:56:05.597443000</dc:date>
    <meta:document-statistic meta:object-count="40"/>
    <meta:template xlink:type="simple" xlink:actuate="onRequest" xlink:title="dw-08.12.2013" xlink:href="../../../../../Library/Application%20Support/LibreOffice/4/user/template/dw-08.12.2013.otg" meta:date="2014-04-26T16:42:49.904260000"/>
  </office:meta>
</office:document-meta>
</file>